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text-properties fo:color="#ffffff" style:font-name="Calibri2"/>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Calibri2"/>
    </style:style>
    <style:style style:name="P10" style:family="paragraph" style:parent-style-name="Text_20_body">
      <style:text-properties style:font-name="Calibri2"/>
    </style:style>
    <style:style style:name="P11" style:family="paragraph" style:parent-style-name="Text_20_body">
      <style:text-properties style:font-name="Calibri2" fo:language="de" fo:country="DE"/>
    </style:style>
    <style:style style:name="P12" style:family="paragraph" style:parent-style-name="Text_20_body">
      <style:text-properties style:font-name="Calibri2" fo:language="de" fo:country="DE" style:font-name-asian="Microsoft YaHei1"/>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fo:color="#000000" style:font-name="Calibri2" fo:language="de" fo:country="D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fo:language="de" fo:country="DE"/>
    </style:style>
    <style:style style:name="P17" style:family="paragraph" style:parent-style-name="Text_20_body">
      <style:paragraph-properties fo:text-align="start" style:justify-single-word="false"/>
      <style:text-properties fo:language="de" fo:country="D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style:font-name="Calibri2" fo:language="de" fo:country="DE"/>
    </style:style>
    <style:style style:name="P22" style:family="paragraph" style:parent-style-name="Text_20_body" style:list-style-name="L2">
      <style:text-properties style:font-name="Calibri2" fo:language="de" fo:country="DE"/>
    </style:style>
    <style:style style:name="P23" style:family="paragraph" style:parent-style-name="Text_20_body">
      <style:text-properties style:font-name="Calibri2" fo:language="de" fo:country="DE" fo:font-weight="bold" officeooo:rsid="001ac4cb" officeooo:paragraph-rsid="0016f838" style:font-weight-asian="bold" style:font-weight-complex="bold"/>
    </style:style>
    <style:style style:name="P24" style:family="paragraph" style:parent-style-name="Text_20_body" style:list-style-name="L1">
      <style:text-properties style:font-name="Calibri2"/>
    </style:style>
    <style:style style:name="P25" style:family="paragraph" style:parent-style-name="Text_20_body" style:list-style-name="L2">
      <style:text-properties style:font-name="Calibri2"/>
    </style:style>
    <style:style style:name="P26" style:family="paragraph" style:parent-style-name="Text_20_body" style:list-style-name="L3">
      <style:text-properties style:font-name="Calibri2"/>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officeooo:rsid="001ac4cb" officeooo:paragraph-rsid="0016f838"/>
    </style:style>
    <style:style style:name="P29" style:family="paragraph" style:parent-style-name="Heading_20_1">
      <style:text-properties style:font-name="Calibri2"/>
    </style:style>
    <style:style style:name="P30" style:family="paragraph" style:parent-style-name="Heading_20_1" style:list-style-name="">
      <style:paragraph-properties fo:hyphenation-ladder-count="no-limit"/>
      <style:text-properties style:font-name="Calibri2" fo:hyphenate="fals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Calibri2"/>
    </style:style>
    <style:style style:name="P33" style:family="paragraph" style:parent-style-name="Heading_20_2">
      <style:text-properties style:font-name="Calibri2"/>
    </style:style>
    <style:style style:name="P34" style:family="paragraph" style:parent-style-name="Heading_20_2">
      <style:paragraph-properties fo:break-before="page"/>
      <style:text-properties style:font-name="Calibri2"/>
    </style:style>
    <style:style style:name="P35" style:family="paragraph" style:parent-style-name="Heading_20_2">
      <style:paragraph-properties fo:margin-top="0.423cm" fo:margin-bottom="0.212cm" loext:contextual-spacing="false" fo:break-before="page" fo:keep-with-next="always"/>
      <style:text-properties style:font-name="Calibri2" style:font-name-complex="Tahoma"/>
    </style:style>
    <style:style style:name="P36" style:family="paragraph" style:parent-style-name="Heading_20_3">
      <style:text-properties style:font-name="Calibri2"/>
    </style:style>
    <style:style style:name="P37" style:family="paragraph" style:parent-style-name="Heading_20_3">
      <style:paragraph-properties fo:margin-top="0.423cm" fo:margin-bottom="0.212cm" loext:contextual-spacing="false" fo:keep-with-next="always"/>
      <style:text-properties style:font-name="Calibri2" fo:font-size="14pt" style:font-size-asian="14pt" style:font-name-complex="Tahoma" style:font-size-complex="14pt"/>
    </style:style>
    <style:style style:name="P38" style:family="paragraph" style:parent-style-name="Standard">
      <style:text-properties style:font-name="Calibri2" officeooo:rsid="001b4fac" officeooo:paragraph-rsid="0016f838"/>
    </style:style>
    <style:style style:name="P39" style:family="paragraph" style:parent-style-name="Standard">
      <style:text-properties style:font-name="Calibri2" officeooo:rsid="001ac4cb" officeooo:paragraph-rsid="0016f838"/>
    </style:style>
    <style:style style:name="P40" style:family="paragraph" style:parent-style-name="Standard">
      <style:text-properties style:font-name="Calibri2" fo:language="de" fo:country="DE" officeooo:rsid="001b4fac" officeooo:paragraph-rsid="0016f838"/>
    </style:style>
    <style:style style:name="P41" style:family="paragraph" style:parent-style-name="Standard">
      <style:text-properties style:font-name="Calibri2" officeooo:rsid="001bba5e" officeooo:paragraph-rsid="0016f838"/>
    </style:style>
    <style:style style:name="P42" style:family="paragraph" style:parent-style-name="Standard">
      <style:text-properties style:font-name="Calibri2" fo:font-weight="bold" officeooo:rsid="001bba5e" officeooo:paragraph-rsid="0016f838" style:font-weight-asian="bold" style:font-weight-complex="bold"/>
    </style:style>
    <style:style style:name="P43" style:family="paragraph" style:parent-style-name="Standard">
      <style:text-properties style:font-name="Calibri2" fo:font-weight="bold" officeooo:rsid="001ac4cb" officeooo:paragraph-rsid="0016f838" style:font-weight-asian="bold" style:font-weight-complex="bold"/>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officeooo:rsid="001e7150"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fo:language="de" fo:country="DE" fo:font-weight="normal" officeooo:rsid="001fc79e" style:font-size-asian="12pt" style:language-asian="zxx" style:country-asian="none" style:font-weight-asian="normal" style:font-size-complex="12pt" style:language-complex="zxx" style:country-complex="none" style:font-weight-complex="normal"/>
    </style:style>
    <style:style style:name="T7" style:family="text">
      <style:text-properties fo:color="#000000" style:font-name="Calibri2" fo:font-size="12pt" fo:language="de" fo:country="DE" fo:font-weight="normal" officeooo:rsid="0020b575" style:font-size-asian="12pt" style:language-asian="zxx" style:country-asian="none" style:font-weight-asian="normal" style:font-size-complex="12pt" style:language-complex="zxx" style:country-complex="none" style:font-weight-complex="normal"/>
    </style:style>
    <style:style style:name="T8" style:family="text">
      <style:text-properties fo:color="#000000" fo:font-size="12pt" style:text-underline-style="none" fo:font-weight="normal" officeooo:rsid="002d954d"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9" style:family="text">
      <style:text-properties fo:color="#000000" fo:font-size="12pt" style:text-underline-style="none" fo:font-weight="normal" officeooo:rsid="00222687"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0" style:family="text">
      <style:text-properties fo:color="#000000" fo:font-size="12pt" style:text-underline-style="none" fo:font-weight="normal" officeooo:rsid="0022d16b"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1" style:family="text">
      <style:text-properties fo:color="#000000" fo:font-size="12pt" style:text-underline-style="none" fo:font-weight="normal" officeooo:rsid="002514ff"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2" style:family="text">
      <style:text-properties fo:color="#000000" fo:font-size="12pt" style:text-underline-style="none" fo:font-weight="normal" officeooo:rsid="00262f63"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3" style:family="text">
      <style:text-properties fo:color="#000000" fo:font-size="12pt" style:text-underline-style="none" fo:font-weight="normal" officeooo:rsid="0027da94"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4" style:family="text">
      <style:text-properties fo:color="#000000" fo:font-size="12pt" style:text-underline-style="none" fo:font-weight="normal" officeooo:rsid="00280ef9"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5" style:family="text">
      <style:text-properties fo:color="#000000" fo:font-size="12pt" style:text-underline-style="none" fo:font-weight="normal" officeooo:rsid="0029c5bb"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6" style:family="text">
      <style:text-properties fo:color="#000000" fo:font-size="12pt" style:text-underline-style="none" fo:font-weight="normal" officeooo:rsid="001d59bd"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7" style:family="text">
      <style:text-properties fo:color="#000000" fo:font-size="12pt" style:text-underline-style="none" fo:font-weight="normal" officeooo:rsid="001bba5e"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8" style:family="text">
      <style:text-properties fo:color="#000000" fo:font-size="12pt" style:text-underline-style="none" fo:font-weight="normal" officeooo:rsid="002ac487"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19" style:family="text">
      <style:text-properties fo:color="#000000"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20" style:family="text">
      <style:text-properties fo:color="#000000" fo:font-size="12pt" style:text-underline-style="none" style:font-name-asian="Microsoft YaHei" style:font-size-asian="12pt" style:language-asian="zxx" style:country-asian="none" style:font-name-complex="Mangal1" style:font-size-complex="12pt" style:language-complex="zxx" style:country-complex="none"/>
    </style:style>
    <style:style style:name="T21" style:family="text">
      <style:text-properties fo:color="#000000" fo:font-size="12pt" style:text-underline-style="none" officeooo:rsid="0029c5bb" style:font-name-asian="Microsoft YaHei" style:font-size-asian="12pt" style:language-asian="zxx" style:country-asian="none" style:font-name-complex="Mangal1" style:font-size-complex="12pt" style:language-complex="zxx" style:country-complex="none"/>
    </style:style>
    <style:style style:name="T22" style:family="text">
      <style:text-properties style:font-name="Calibri2"/>
    </style:style>
    <style:style style:name="T23" style:family="text">
      <style:text-properties style:font-name="Calibri2" fo:language="de" fo:country="DE"/>
    </style:style>
    <style:style style:name="T24" style:family="text">
      <style:text-properties style:font-name="Calibri2" fo:language="de" fo:country="DE" fo:font-weight="bold" style:font-weight-asian="bold" style:font-weight-complex="bold"/>
    </style:style>
    <style:style style:name="T25" style:family="text">
      <style:text-properties style:font-name="Calibri2" fo:language="de" fo:country="DE" fo:font-weight="bold" style:font-name-asian="Microsoft YaHei1" style:font-weight-asian="bold" style:font-weight-complex="bold"/>
    </style:style>
    <style:style style:name="T26" style:family="text">
      <style:text-properties style:font-name="Calibri2" fo:language="de" fo:country="DE" style:font-name-asian="Microsoft YaHei1"/>
    </style:style>
    <style:style style:name="T27" style:family="text">
      <style:text-properties style:font-name="Calibri2" fo:language="de" fo:country="DE" fo:font-weight="normal" style:font-weight-asian="normal" style:font-weight-complex="normal"/>
    </style:style>
    <style:style style:name="T28" style:family="text">
      <style:text-properties style:font-name="Calibri2" fo:language="de" fo:country="DE" fo:font-weight="normal" officeooo:rsid="001bba5e" style:font-weight-asian="normal" style:font-weight-complex="normal"/>
    </style:style>
    <style:style style:name="T29" style:family="text">
      <style:text-properties style:font-name="Calibri2" fo:language="de" fo:country="DE" fo:font-weight="normal" officeooo:rsid="0029c5bb" style:font-weight-asian="normal" style:font-weight-complex="normal"/>
    </style:style>
    <style:style style:name="T30" style:family="text">
      <style:text-properties style:font-name="Calibri2" fo:language="de" fo:country="DE" fo:font-weight="normal" officeooo:rsid="001ac4cb" style:font-weight-asian="normal" style:font-weight-complex="normal"/>
    </style:style>
    <style:style style:name="T31" style:family="text">
      <style:text-properties style:font-name="Calibri2" fo:language="de" fo:country="DE" style:font-weight-complex="bold"/>
    </style:style>
    <style:style style:name="T32" style:family="text">
      <style:text-properties style:font-name="Calibri2" style:letter-kerning="false" style:font-name-asian="Times New Roman" style:font-name-complex="Times New Roman"/>
    </style:style>
    <style:style style:name="T33" style:family="text">
      <style:text-properties officeooo:rsid="001bba5e"/>
    </style:style>
    <style:style style:name="T34" style:family="text">
      <style:text-properties officeooo:rsid="001cb7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3497_581654776" text:style-name="Index_20_Link" text:visited-style-name="Index_20_Link">1 Einleitung<text:tab/>1</text:a></text:p>
          <text:p text:style-name="P19"><text:a xlink:type="simple" xlink:href="#__RefHeading___Toc3499_581654776" text:style-name="Index_20_Link" text:visited-style-name="Index_20_Link">2 Beschreibung der Projektmanagementmethodiken<text:tab/>3</text:a></text:p>
          <text:p text:style-name="P20"><text:a xlink:type="simple" xlink:href="#__RefHeading___Toc3501_581654776" text:style-name="Index_20_Link" text:visited-style-name="Index_20_Link">2.1 Kanban<text:tab/>3</text:a></text:p>
          <text:p text:style-name="P18"><text:a xlink:type="simple" xlink:href="#__RefHeading___Toc3503_581654776" text:style-name="Index_20_Link" text:visited-style-name="Index_20_Link">2.1.1 Kanban Ablauf<text:tab/>3</text:a></text:p>
          <text:p text:style-name="P18"><text:a xlink:type="simple" xlink:href="#__RefHeading___Toc3505_581654776" text:style-name="Index_20_Link" text:visited-style-name="Index_20_Link">2.1.2 Kanban-Charakteristik<text:tab/>3</text:a></text:p>
          <text:p text:style-name="P20"><text:a xlink:type="simple" xlink:href="#__RefHeading___Toc3507_581654776" text:style-name="Index_20_Link" text:visited-style-name="Index_20_Link">2.2 Scrum<text:tab/>5</text:a></text:p>
          <text:p text:style-name="P18"><text:a xlink:type="simple" xlink:href="#__RefHeading___Toc3509_581654776" text:style-name="Index_20_Link" text:visited-style-name="Index_20_Link">2.2.1 Projektmitglieder<text:tab/>5</text:a></text:p>
          <text:p text:style-name="P18"><text:a xlink:type="simple" xlink:href="#__RefHeading__1589_555833900" text:style-name="Index_20_Link" text:visited-style-name="Index_20_Link">2.2.2 Ablauf<text:tab/>5</text:a></text:p>
          <text:p text:style-name="P20"><text:a xlink:type="simple" xlink:href="#__RefHeading__1591_555833900" text:style-name="Index_20_Link" text:visited-style-name="Index_20_Link">2.3 Feature-driven Development (FDD)<text:tab/>6</text:a></text:p>
          <text:p text:style-name="P20"><text:a xlink:type="simple" xlink:href="#__RefHeading___Toc3515_581654776" text:style-name="Index_20_Link" text:visited-style-name="Index_20_Link">2.4 Extreme Programming (XP)<text:tab/>7</text:a></text:p>
          <text:p text:style-name="P19"><text:a xlink:type="simple" xlink:href="#__RefHeading___Toc3517_581654776" text:style-name="Index_20_Link" text:visited-style-name="Index_20_Link">3 Gewichtung<text:tab/>8</text:a></text:p>
          <text:p text:style-name="P19"><text:a xlink:type="simple" xlink:href="#__RefHeading___Toc3519_581654776" text:style-name="Index_20_Link" text:visited-style-name="Index_20_Link">4 Quellen<text:tab/>9</text:a></text:p>
        </text:index-body>
      </text:table-of-content>
      <text:h text:style-name="P29" text:outline-level="1"><text:bookmark-start text:name="__RefHeading___Toc3497_581654776"/>1 Einleitung<text:bookmark-end text:name="__RefHeading___Toc3497_581654776"/></text:h>
      <text:p text:style-name="P1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23">Folgende Kriterien werden von uns verwendet:</text:span></text:span><text:span text:style-name="Footnote_20_Symbol"><text:span text:style-name="T23"><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23"> </text:span></text:span><text:span text:style-name="Footnote_20_Symbol"><text:span text:style-name="T23"><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23">Projektphase</text:span></text:span><text:span text:style-name="Absatz-Standardschriftart"><text:span text:style-name="T24">:</text:span></text:span><text:span text:style-name="Absatz-Standardschriftart"><text:span text:style-name="T23"> Phasenspezifisch oder ebenfalls für das komplette Projekt geeignet?</text:span></text:span></text:p>
      <text:p text:style-name="P16"><text:tab/>Die Methode sollte sich für alle Phasen der Entwicklung anwenden lassen.</text:p>
      <text:p text:style-name="Text_20_body"><text:span text:style-name="Strong_20_Emphasis"><text:span text:style-name="T23">Projektgröße</text:span></text:span><text:span text:style-name="Absatz-Standardschriftart"><text:span text:style-name="T24">:</text:span></text:span><text:span text:style-name="Absatz-Standardschriftart"><text:span text:style-name="T23"> Für welche Teamgröße und Projektdauer ist es geeignet?</text:span></text:span></text:p>
      <text:p text:style-name="Text_20_body"><text:span text:style-name="Absatz-Standardschriftart"><text:span text:style-name="T23"><text:tab/>Unwichtig für uns da wir ein kleines Team mit einem kleinen Projekt sind.</text:span></text:span></text:p>
      <text:p text:style-name="Text_20_body"><text:span text:style-name="Strong_20_Emphasis"><text:span text:style-name="T23">Grad der Planung</text:span></text:span><text:span text:style-name="Absatz-Standardschriftart"><text:span text:style-name="T3">:</text:span></text:span><text:span text:style-name="Absatz-Standardschriftart"><text:span text:style-name="T2"> Darf das Datum bzw. Budget fest oder offen sein?</text:span></text:span></text:p>
      <text:p text:style-name="P17"><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zwischen diesen? <text:s/>(z.B. Aufgaben-Zuteilung; Aufgaben-Aufwandseinschätzung, Neue Aufgaben in die Iteration aufnehmen, Priorität von Aufgaben)</text:span></text:span></text:p>
      <text:p text:style-name="Text_20_body"><text:tab/>Wir wollen flexibel in der Ausführung der Iterataionen sein.</text:p>
      <text:p text:style-name="Text_20_body"><text:span text:style-name="Absatz-Standardschriftart"><text:span text:style-name="T25">Flexibilität:</text:span></text:span><text:span text:style-name="Absatz-Standardschriftart"><text:span text:style-name="T26">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26"><text:tab/>Es soll alles so flexibel wie möglich sein.</text:span></text:span></text:p>
      <text:p text:style-name="Text_20_body"><text:span text:style-name="Strong_20_Emphasis"><text:span text:style-name="T26">Grad der Eigenverantwortung</text:span></text:span><text:span text:style-name="Absatz-Standardschriftart"><text:span text:style-name="T25">:</text:span></text:span><text:span text:style-name="Absatz-Standardschriftart"><text:span text:style-name="T26"> Wie hoch ist sie und wer trägt sie?</text:span></text:span></text:p>
      <text:p text:style-name="Text_20_body"><text:span text:style-name="Absatz-Standardschriftart"><text:span text:style-name="T26"><text:tab/>Alle Mitglieder sollen gleichermaßen verantwortlich sein.</text:span></text:span></text:p>
      <text:p text:style-name="Text_20_body"><text:span text:style-name="Strong_20_Emphasis"><text:span text:style-name="T23">Einarbeitungsaufwand:</text:span></text:span><text:span text:style-name="Strong_20_Emphasis"><text:span text:style-name="T27"> Wie schwer/aufwendig ist es, die Methodik einzuführen?</text:span></text:span></text:p>
      <text:p text:style-name="Text_20_body"><text:span text:style-name="Strong_20_Emphasis"><text:span text:style-name="T27"><text:tab/>Da wir für dieses Projekt eine Managmentmethode sofort anwenden, soltle diese so wenig <text:tab/>Hürden haben wie möglich.</text:span></text:span></text:p>
      <text:p text:style-name="Text_20_body"><text:soft-page-break/><text:span text:style-name="Strong_20_Emphasis"><text:span text:style-name="T23">Einprojekt- oder Mehrprojektumgebungen</text:span></text:span><text:span text:style-name="Absatz-Standardschriftart"><text:span text:style-name="T24">:</text:span></text:span><text:span text:style-name="Absatz-Standardschriftart"><text:span text:style-name="T23"> Ermöglicht es das Managen mehrerer Projekte parallel? (z.B. eine Abteilung → zwei Projekte, Teammitglieder bearbeiten Aufgaben aus beiden Projekten)</text:span></text:span></text:p>
      <text:p text:style-name="Text_20_body"><text:span text:style-name="Absatz-Standardschriftart"><text:span text:style-name="T23"><text:tab/>Für uns unwichtig, da wir nur an einem Projekt arbeiten.</text:span></text:span></text:p>
      <text:p text:style-name="P11"/>
      <text:h text:style-name="P30" text:outline-level="1"/>
      <text:h text:style-name="P32" text:outline-level="1"><text:bookmark-start text:name="__RefHeading___Toc3499_581654776"/>2 Beschreibung der Projektmanagementmethodiken<text:bookmark-end text:name="__RefHeading___Toc3499_581654776"/></text:h>
      <text:h text:style-name="P33" text:outline-level="2"><text:bookmark-start text:name="__RefHeading___Toc3501_581654776"/>2.1 Kanban<text:bookmark-end text:name="__RefHeading___Toc3501_581654776"/></text:h>
      <text:p text:style-name="P4">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36" text:outline-level="3"><text:bookmark-start text:name="__RefHeading___Toc3503_581654776"/>2.1.1 Kanban Ablauf<text:bookmark-end text:name="__RefHeading___Toc3503_581654776"/></text:h>
      <text:p text:style-name="P1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11">All das soll als selbstregulierendes System den Produktionsfluss optimal halten.</text:p>
      <text:h text:style-name="P36" text:outline-level="3"><text:bookmark text:name="Kanban-Charakteristik"/><text:bookmark-start text:name="__RefHeading___Toc3505_581654776"/>2.1.2 Kanban-Charakteristik<text:bookmark-end text:name="__RefHeading___Toc3505_581654776"/></text:h>
      <text:p text:style-name="P13">Kaizen:</text:p>
      <text:p text:style-name="Text_20_body"><text:span text:style-name="Absatz-Standardschriftart"><text:span text:style-name="T23">Kaizen ist aus dem Japanischen (</text:span></text:span><text:span text:style-name="Absatz-Standardschriftart"><text:span text:style-name="T22">Kai = Veränderung, Zen = zum Besseren </text:span></text:span><text:span text:style-name="Absatz-Standardschriftart"><text:span text:style-name="T23">) und repräsentiert den KVP-Anteil (</text:span></text:span><text:bookmark text:name="firstHeading"/><text:span text:style-name="Absatz-Standardschriftart"><text:span text:style-name="T23">Kontinuierlicher Verbesserungsprozess) <text:s/>von Kanban.</text:span></text:span><text:span text:style-name="Footnote_20_Symbol"><text:span text:style-name="T23"><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23"> Dieser beinhaltet u.a. auch die Treffen und Operations Reviews.</text:span></text:span></text:p>
      <text:p text:style-name="P13">Treffen:</text:p>
      <text:p text:style-name="P1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1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10">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37" text:outline-level="3"><text:bookmark text:name="Kanban-Zusammenfassung_und_Bewertung"/>2.1.3 Zusammenfassung</text:h>
      <text:p text:style-name="Text_20_body"><text:span text:style-name="Strong_20_Emphasis"><text:span text:style-name="T23">Projektphase</text:span></text:span><text:span text:style-name="Absatz-Standardschriftart"><text:span text:style-name="T31">:</text:span></text:span></text:p>
      <text:p text:style-name="Text_20_body"><text:span text:style-name="Absatz-Standardschriftart"><text:span text:style-name="T23">Kanban lässt sich für alle Arten von Aufgaben anwenden.</text:span></text:span></text:p>
      <text:p text:style-name="Text_20_body"><text:span text:style-name="Strong_20_Emphasis"><text:span text:style-name="T23">Projektgröße</text:span></text:span><text:span text:style-name="Absatz-Standardschriftart"><text:span text:style-name="T24">:</text:span></text:span></text:p>
      <text:p text:style-name="Text_20_body"><text:span text:style-name="Absatz-Standardschriftart"><text:span text:style-name="T23">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23">Grad der Planung</text:span></text:span><text:span text:style-name="Absatz-Standardschriftart"><text:span text:style-name="T3">:</text:span></text:span></text:p>
      <text:p text:style-name="P14">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22">Neue Anforderungen können zu jedem Zeitpunkt an das Team gegeben werden, falls Kapazitäten frei sind.</text:span></text:span></text:p>
      <text:p text:style-name="Text_20_body"><text:span text:style-name="Absatz-Standardschriftart"><text:span text:style-name="T25">Flexibilität:</text:span></text:span><text:span text:style-name="Absatz-Standardschriftart"><text:span text:style-name="T26"> </text:span></text:span></text:p>
      <text:p text:style-name="Text_20_body"><text:span text:style-name="Absatz-Standardschriftart"><text:span text:style-name="T26">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26">Grad der Eigenverantwortung</text:span></text:span><text:span text:style-name="Absatz-Standardschriftart"><text:span text:style-name="T25">:</text:span></text:span></text:p>
      <text:p text:style-name="P12">Hohe Eigenverantwortung wegen dem Pull-Prinzip, Mitglieder und Teams holen sich ihre Aufgaben.</text:p>
      <text:p text:style-name="Text_20_body"><text:span text:style-name="Strong_20_Emphasis"><text:span text:style-name="T23">Einarbeitungsaufwand:</text:span></text:span></text:p>
      <text:p text:style-name="Text_20_body"><text:span text:style-name="Strong_20_Emphasis"><text:span text:style-name="T27">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23">Einprojekt- oder Mehrprojektumgebungen</text:span></text:span><text:span text:style-name="Absatz-Standardschriftart"><text:span text:style-name="T24">:</text:span></text:span></text:p>
      <text:p text:style-name="P11">Es ist möglich an mehreren Projekten gleichzeitig zu arbeiten. Die Tickets können mit verschiedenen Farben hervorgehoben werden, um diese dann entsprechend zuzuordnen bzw. man kann pro Projekt eigene Zeilen(gruppen) auf dem Board bilden.</text:p>
      <text:h text:style-name="P34" text:outline-level="2"><text:bookmark-start text:name="__RefHeading___Toc3507_581654776"/>2.2 Scrum<text:bookmark-end text:name="__RefHeading___Toc3507_581654776"/></text:h>
      <text:p text:style-name="P10">Scrum ist eine Projektmanagementmethodik zur agilen Softwareentwicklung. Es zeichnet sich besonders dadurch aus, dass es nur wenige Regeln kennt und daher einfach zu erlernen ist.</text:p>
      <text:h text:style-name="P36" text:outline-level="3"><text:bookmark-start text:name="__RefHeading___Toc3509_581654776"/>2.2.1 Projektmitglieder<text:bookmark-end text:name="__RefHeading___Toc3509_581654776"/></text:h>
      <text:p text:style-name="P10">Personen die direkt am Prozess beteiligt sind können in drei Rollen eingeteilt werden:</text:p>
      <text:list xml:id="list2790646392222079450" text:style-name="L1">
        <text:list-item>
          <text:p text:style-name="P24">Product Owner: Stellt die fachlichen Anforderungen und priorisiert diese</text:p>
        </text:list-item>
        <text:list-item>
          <text:p text:style-name="P24">Scrum: Managt den Prozess und beseitigt gegebenenfalls Hindernisse</text:p>
        </text:list-item>
        <text:list-item>
          <text:p text:style-name="P24">Team: Entwickelt das Produkt</text:p>
        </text:list-item>
      </text:list>
      <text:p text:style-name="P10">Als Beobachter und Berater gibt es zudem noch die sogenannten Stakeholder.</text:p>
      <text:h text:style-name="Heading_20_3" text:outline-level="3"><text:bookmark-start text:name="__RefHeading__1589_555833900"/>2.2.2 Ablauf<text:bookmark-end text:name="__RefHeading__1589_555833900"/></text:h>
      <text:list xml:id="list4961343841385920750" text:style-name="L2">
        <text:list-item>
          <text:p text:style-name="P25">Anforderungen werden in den Product Backlog eingepflegt, priorisiert und ggf. erweitert</text:p>
        </text:list-item>
        <text:list-item>
          <text:p text:style-name="P25">Monatlich wird ein Arbeitspaket aus dem Product Backlog entnommen und umgesetzt (inkl. Test und Dokumentation)</text:p>
        </text:list-item>
        <text:list-item>
          <text:p text:style-name="P25">Das Arbeitspaket (Increment) wird während einer Iteration (Sprint) nicht modifiziert</text:p>
        </text:list-item>
        <text:list-item>
          <text:p text:style-name="P25">Das Arbeitspaket wird in kleinere Arbeitspakete (Tasks) eingeteilt, einem Bearbeiter zugeteilt, bekommt einen Restaufwand der täglich aktualisiert wird und wird in den Sprint Backlog geschoben</text:p>
        </text:list-item>
        <text:list-item>
          <text:p text:style-name="P25">Während des Sprints darf der Bearbeiter keinen Störungen ausgesetzt sein</text:p>
        </text:list-item>
        <text:list-item>
          <text:p text:style-name="P25">Täglich muss ein 15 Minütiges Daily Meeting abgehalten, um herauszufinden was die anderen Teammitglieder bearbeiten, was man selbst als nächstes bearbeiten muss und wo es Probleme gibt</text:p>
        </text:list-item>
        <text:list-item>
          <text:p text:style-name="P25">Am Ende eines Sprints wird die voll funktionsfähige Funktionalität dem Product Owner und den Stakeholdern live am System gezeigt</text:p>
        </text:list-item>
        <text:list-item>
          <text:p text:style-name="P25">Entsprechende Feedbacks fließen in den nächsten Sprint und das Sprint Planing Meeting mit ein</text:p>
        </text:list-item>
        <text:list-item>
          <text:p text:style-name="P22">Eine neue Iteration beginnt</text:p>
        </text:list-item>
      </text:list>
      <text:h text:style-name="P35" text:outline-level="2"><text:bookmark-start text:name="__RefHeading__1591_555833900"/>2.3 Feature-Driven-Development (FDD)<text:bookmark-end text:name="__RefHeading__1591_555833900"/></text:h>
      <text:p text:style-name="P38">FDD ist eine in der Praxis entstandene Methodik, die versucht, agile Prinzipien in klassischen Unternehmenskulturen zu verwirklichen.</text:p>
      <text:h text:style-name="P36" text:outline-level="3"><text:bookmark-start text:name="__RefHeading___Toc3509_5816547761"/>2.3.1 Prozess<text:bookmark-end text:name="__RefHeading___Toc3509_5816547761"/></text:h>
      <text:p text:style-name="P39">Der FDD-Prozess läst sich in 2 Phasen aufteilen: Die erste Phase beinhaltet die Erstellung eines Modells, einer Feature-Liste und eines Plans (geplante Fertigstellung der Features).</text:p>
      <text:p text:style-name="P39">Die zweite Phase ist die iterative, agile Phase, in der in einem maximal 2-wöchigem Cyclus Features designt und implementiert werden. Am Ende einer Iteration muss etwas stehen, was die Hände des veranwortlichen Teams verlassen kann.</text:p>
      <text:h text:style-name="Heading_20_3" text:outline-level="3"><text:bookmark-start text:name="__RefHeading__1589_5558339001"/>2.3.2 Teamorganisation<text:bookmark-end text:name="__RefHeading__1589_5558339001"/></text:h>
      <text:p text:style-name="P40">Die Rolle des klassischen Team-Managers wird in FDD beibehalten. Der Manager wei<text:span text:style-name="T33">st jedem Feature Teammitglieder zu und bildet so sogenannte "Feature-Teams". Solch ein Team besteht nur temporär solange, bis das Feature fertiggestellt wurde. Ein Teammitglied kann mehreren Feature-teams zur gleichen Zeit angehören.</text:span></text:p>
      <text:h text:style-name="P37" text:outline-level="3">2.3.3 Zusammenfassung</text:h>
      <text:p text:style-name="P42"/>
      <text:p text:style-name="P42">Projektphase:</text:p>
      <text:p text:style-name="P41">FDD beinhaltet <text:span text:style-name="T34">keine Prozessschritte für die allgemeine grobe Spezifikation.</text:span></text:p>
      <text:p text:style-name="P28"><text:span text:style-name="Strong_20_Emphasis"><text:span text:style-name="T23"/></text:span></text:p>
      <text:p text:style-name="P28"><text:span text:style-name="Strong_20_Emphasis"><text:span text:style-name="T23">Projektgröße:</text:span></text:span></text:p>
      <text:p text:style-name="P28"><text:span text:style-name="Strong_20_Emphasis"><text:span text:style-name="T28">FDD skaliert problemlos auch mit einem sehr großen Team </text:span></text:span><text:span text:style-name="Strong_20_Emphasis"><text:span text:style-name="T29">inklusive zusätzlich vorhandenen Spezialisten oder Spezial-Teams.</text:span></text:span></text:p>
      <text:p text:style-name="P43">Grad der Planung:</text:p>
      <text:p text:style-name="P41">In der Planungsphase werden die Fertigstellungstermine der Features festgelegt, es sind nur geringe Änderungen am Plan vorgesehen. Verspätungen weißsen auf Probleme hin.</text:p>
      <text:p text:style-name="P39"><text:span text:style-name="Strong_20_Emphasis"><text:span text:style-name="T30"/></text:span></text:p>
      <text:p text:style-name="P28"><text:span text:style-name="Strong_20_Emphasis"><text:span text:style-name="T4">Ähnderungen während Iteration:</text:span></text:span></text:p>
      <text:p text:style-name="P28"><text:span text:style-name="Strong_20_Emphasis"><text:span text:style-name="T5">Änderungen sollten im Rahmen des </text:span></text:span><text:span text:style-name="Strong_20_Emphasis"><text:span text:style-name="T6">jeweils </text:span></text:span><text:span text:style-name="Strong_20_Emphasis"><text:span text:style-name="T7">dafür</text:span></text:span><text:span text:style-name="Strong_20_Emphasis"><text:span text:style-name="T5"> vorgesehenen Prozess-Schrittes ausgeführt werden, nicht außerhalb.</text:span></text:span></text:p>
      <text:p text:style-name="P23"><text:span text:style-name="Strong_20_Emphasis"><text:span text:style-name="T19">Flexibilität:</text:span></text:span></text:p>
      <text:p text:style-name="P23"><text:span text:style-name="Strong_20_Emphasis"><text:span text:style-name="T9">Der FDD-Prozess ist relativ spezifisch. Für jeden Prozessschritt gibt es eine Empfehlung, wie viel Zeit für diesen Schritt eingeplant werden sollte.</text:span></text:span></text:p>
      <text:p text:style-name="P23"><text:span text:style-name="Strong_20_Emphasis"><text:span text:style-name="T19">Grad der Eigenverantwortung:</text:span></text:span></text:p>
      <text:p text:style-name="P23"><text:span text:style-name="Strong_20_Emphasis"><text:span text:style-name="T9">Die Eigenverantwortung der Enwtickler ist abhängig vom Managment-Stil des Team-Managers. Dies kann je nach Stil zu geringer Eigenveranwortung führen, </text:span></text:span><text:span text:style-name="Strong_20_Emphasis"><text:span text:style-name="T10">wenn der Manager auf einer direkten Leitung besteht. </text:span></text:span><text:span text:style-name="Strong_20_Emphasis"><text:span text:style-name="T11">In jedem Fall ist der </text:span></text:span><text:span text:style-name="Strong_20_Emphasis"><text:span text:style-name="T12">M</text:span></text:span><text:span text:style-name="Strong_20_Emphasis"><text:span text:style-name="T11">anager für sein Team verantwortlich.</text:span></text:span></text:p>
      <text:p text:style-name="P23"><text:span text:style-name="Strong_20_Emphasis"><text:span text:style-name="T20">Einarbeitungsaufwand:</text:span></text:span></text:p>
      <text:p text:style-name="P23"><text:span text:style-name="Strong_20_Emphasis"><text:span text:style-name="T13">FDD ist sehr einfach auf klassische Unternehmensstrukturen abbildbar und damit in einem Unternehmen </text:span></text:span><text:span text:style-name="Strong_20_Emphasis"><text:span text:style-name="T14">sehr </text:span></text:span><text:span text:style-name="Strong_20_Emphasis"><text:span text:style-name="T13">einfach </text:span></text:span><text:span text:style-name="Strong_20_Emphasis"><text:span text:style-name="T14">und konfliktfrei </text:span></text:span><text:span text:style-name="Strong_20_Emphasis"><text:span text:style-name="T13">einführbar. In einer Struktur, die einem Unternehmen </text:span></text:span><text:soft-page-break/><text:span text:style-name="Strong_20_Emphasis"><text:span text:style-name="T13">nicht ähnelt, ist jedoch viel Aufwand erforderlich.</text:span></text:span></text:p>
      <text:p text:style-name="P23"><text:span text:style-name="Strong_20_Emphasis"><text:span text:style-name="T21">E</text:span></text:span><text:span text:style-name="Strong_20_Emphasis"><text:span text:style-name="T20">inprojekt- oder Mehrprojektumgebungen:</text:span></text:span></text:p>
      <text:p text:style-name="P23"><text:span text:style-name="Strong_20_Emphasis"><text:span text:style-name="T15">FDD ist </text:span></text:span><text:span text:style-name="Strong_20_Emphasis"><text:span text:style-name="T16">besonders geeignet für</text:span></text:span><text:span text:style-name="Strong_20_Emphasis"><text:span text:style-name="T17"> hierarchisch org</text:span></text:span><text:span text:style-name="Strong_20_Emphasis"><text:span text:style-name="T16">a</text:span></text:span><text:span text:style-name="Strong_20_Emphasis"><text:span text:style-name="T17">nisierten </text:span></text:span><text:span text:style-name="Strong_20_Emphasis"><text:span text:style-name="T16">Projektstrukturen, </text:span></text:span><text:span text:style-name="Strong_20_Emphasis"><text:span text:style-name="T15">in denen mehrere Unterprojekte auf das Erfüllen einer gemeinssamen Aufgabe hinarbeiten. </text:span></text:span><text:span text:style-name="Strong_20_Emphasis"><text:span text:style-name="T18">Diese hierarchische Strukturen können relativ frei gestaltet werden.</text:span></text:span></text:p>
      <text:p text:style-name="P23"><text:span text:style-name="Strong_20_Emphasis"><text:span text:style-name="T8">Die jeweiligen Projektleiter können sich dabei einigen, wie die vorhandenen Mitarbeiter für Features eingeteilt werden sollen.</text:span></text:span></text:p>
      <text:h text:style-name="P35" text:outline-level="2"><text:bookmark-start text:name="__RefHeading___Toc3515_581654776"/>2.4 Extreme Programming (XP)<text:bookmark-end text:name="__RefHeading___Toc3515_581654776"/></text:h>
      <text:p text:style-name="P10">Bla</text:p>
      <text:h text:style-name="P32" text:outline-level="1"><text:bookmark-start text:name="__RefHeading___Toc3517_581654776"/>3 Gewichtung<text:bookmark-end text:name="__RefHeading___Toc3517_581654776"/></text:h>
      <text:p text:style-name="P4"/>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6"/>
          </table:table-cell>
          <table:table-cell table:style-name="Tabelle2.A1" office:value-type="float" office:value="0">
            <text:p text:style-name="P6">Scrum</text:p>
          </table:table-cell>
          <table:table-cell table:style-name="Tabelle2.A1" office:value-type="float" office:value="0">
            <text:p text:style-name="P6">Kanban</text:p>
          </table:table-cell>
          <table:table-cell table:style-name="Tabelle2.A1" office:value-type="float" office:value="0">
            <text:p text:style-name="P6">XP</text:p>
          </table:table-cell>
          <table:table-cell table:style-name="Tabelle2.A1" office:value-type="float" office:value="0">
            <text:p text:style-name="P6">FDD</text:p>
          </table:table-cell>
          <table:table-cell table:style-name="Tabelle2.A1" office:value-type="float" office:value="0">
            <text:p text:style-name="P6">Gewichtung</text:p>
          </table:table-cell>
          <table:table-cell table:style-name="Tabelle2.A1" office:value-type="float" office:value="0">
            <text:p text:style-name="P6">Range</text:p>
          </table:table-cell>
        </table:table-row>
        <table:table-row>
          <table:table-cell table:style-name="Tabelle2.A2" office:value-type="float" office:value="0">
            <text:p text:style-name="P8">Projektphase</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9" office:value-type="string">
            <text:p text:style-name="P8">0 - 1</text:p>
          </table:table-cell>
        </table:table-row>
        <table:table-row>
          <table:table-cell table:style-name="Tabelle2.A2" office:value-type="float" office:value="0">
            <text:p text:style-name="P8">Projektgröße</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F2" office:value-type="float" office:value="1">
            <text:p text:style-name="P8">1</text:p>
          </table:table-cell>
          <table:table-cell table:style-name="Tabelle2.G9" office:value-type="string">
            <text:p text:style-name="P8">1 - 3</text:p>
          </table:table-cell>
        </table:table-row>
        <table:table-row>
          <table:table-cell table:style-name="Tabelle2.A2" office:value-type="float" office:value="0">
            <text:p text:style-name="P8">Grad der Planung</text:p>
          </table:table-cell>
          <table:table-cell table:style-name="Tabelle2.B2" office:value-type="float" office:value="3">
            <text:p text:style-name="P8">3</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9" office:value-type="string">
            <text:p text:style-name="P8">1 - 3</text:p>
          </table:table-cell>
        </table:table-row>
        <table:table-row>
          <table:table-cell table:style-name="Tabelle2.A2" office:value-type="float" office:value="0">
            <text:p text:style-name="P8">Änderung während Iteration</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9" office:value-type="string">
            <text:p text:style-name="P8">0 - 1</text:p>
          </table:table-cell>
        </table:table-row>
        <table:table-row>
          <table:table-cell table:style-name="Tabelle2.A2" office:value-type="float" office:value="0">
            <text:p text:style-name="P8">Flexibilität</text:p>
          </table:table-cell>
          <table:table-cell table:style-name="Tabelle2.B2" office:value-type="float" office:value="1">
            <text:p text:style-name="P8">1</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9" office:value-type="string">
            <text:p text:style-name="P8">1 - 2</text:p>
          </table:table-cell>
        </table:table-row>
        <table:table-row>
          <table:table-cell table:style-name="Tabelle2.A2" office:value-type="float" office:value="0">
            <text:p text:style-name="P8">Grad Eigenverantwortung</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9" office:value-type="string">
            <text:p text:style-name="P8">1 - 3</text:p>
          </table:table-cell>
        </table:table-row>
        <table:table-row>
          <table:table-cell table:style-name="Tabelle2.A2" office:value-type="float" office:value="0">
            <text:p text:style-name="P8">Einarbeitungsaufwand</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9" office:value-type="string">
            <text:p text:style-name="P8">1 - 3</text:p>
          </table:table-cell>
        </table:table-row>
        <table:table-row>
          <table:table-cell table:style-name="Tabelle2.A2" office:value-type="float" office:value="0">
            <text:p text:style-name="P8">Mehrprojektumgebung</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F2" office:value-type="float" office:value="1">
            <text:p text:style-name="P8">1</text:p>
          </table:table-cell>
          <table:table-cell table:style-name="Tabelle2.G9" office:value-type="string">
            <text:p text:style-name="P8">0 - 1</text:p>
          </table:table-cell>
        </table:table-row>
        <table:table-row>
          <table:table-cell table:style-name="Tabelle2.A10" office:value-type="float" office:value="0">
            <text:p text:style-name="P8">Gesamt</text:p>
          </table:table-cell>
          <table:table-cell table:style-name="Tabelle2.B10" office:value-type="float" office:value="24">
            <text:p text:style-name="P8">24</text:p>
          </table:table-cell>
          <table:table-cell table:style-name="Tabelle2.B10" office:value-type="float" office:value="31">
            <text:p text:style-name="P8">31</text:p>
          </table:table-cell>
          <table:table-cell table:style-name="Tabelle2.B10" office:value-type="float" office:value="25">
            <text:p text:style-name="P8">25</text:p>
          </table:table-cell>
          <table:table-cell table:style-name="Tabelle2.B10" office:value-type="float" office:value="14">
            <text:p text:style-name="P8">14</text:p>
          </table:table-cell>
          <table:table-cell table:style-name="Tabelle2.B10">
            <text:p text:style-name="P8"/>
          </table:table-cell>
          <table:table-cell table:style-name="Tabelle2.B10">
            <text:p text:style-name="P8"/>
          </table:table-cell>
        </table:table-row>
      </table:table>
      <text:p text:style-name="P4"/>
      <text:p text:style-name="P4">Berechnunggrundlage:</text:p>
      <text:p text:style-name="P4">Gesamt = Projektphase * Gewichtung + Projektgröße * Gewichtung + …</text:p>
      <text:p text:style-name="P4"/>
      <text:p text:style-name="P4">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7">Platz</text:p>
          </table:table-cell>
          <table:table-cell table:style-name="Tabelle3.B1" office:value-type="string">
            <text:p text:style-name="P7">Framework</text:p>
          </table:table-cell>
        </table:table-row>
        <table:table-row>
          <table:table-cell table:style-name="Tabelle3.A2" office:value-type="string">
            <text:p text:style-name="P9">1</text:p>
          </table:table-cell>
          <table:table-cell table:style-name="Tabelle3.B2" office:value-type="string">
            <text:p text:style-name="P9">Kanban</text:p>
          </table:table-cell>
        </table:table-row>
        <table:table-row>
          <table:table-cell table:style-name="Tabelle3.A2" office:value-type="string">
            <text:p text:style-name="P9">2</text:p>
          </table:table-cell>
          <table:table-cell table:style-name="Tabelle3.B2" office:value-type="string">
            <text:p text:style-name="P9">XP</text:p>
          </table:table-cell>
        </table:table-row>
        <table:table-row>
          <table:table-cell table:style-name="Tabelle3.A2" office:value-type="string">
            <text:p text:style-name="P9">3</text:p>
          </table:table-cell>
          <table:table-cell table:style-name="Tabelle3.B2" office:value-type="string">
            <text:p text:style-name="P9">Scrum</text:p>
          </table:table-cell>
        </table:table-row>
        <table:table-row>
          <table:table-cell table:style-name="Tabelle3.A2" office:value-type="string">
            <text:p text:style-name="P9">4</text:p>
          </table:table-cell>
          <table:table-cell table:style-name="Tabelle3.B2" office:value-type="string">
            <text:p text:style-name="P9">FDD</text:p>
          </table:table-cell>
        </table:table-row>
      </table:table>
      <text:p text:style-name="P3"/>
      <text:p text:style-name="P10">Die beste Projektmanagementmethodik nach dem gewichteten Vergleich ist Kanban gefolgt von Extreme Programming. Aufgrund der vom Kunden gestellten Anforderungen wird allerdings dennoch Scrum genommen.</text:p>
      <text:h text:style-name="P31" text:outline-level="1"><text:bookmark-start text:name="__RefHeading___Toc3519_581654776"/>4 Quellen<text:bookmark-end text:name="__RefHeading___Toc3519_581654776"/></text:h>
      <text:p text:style-name="P15"><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32">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32">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32">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32">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https://www.it-agile.de/wissen/methoden/kanban/fragen-zu-kanban/</text:a></text:p>
      <text:p text:style-name="P15">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32">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32">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32">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32">http://www.heise.de/developer/artikel/Kriterien-fuer-eine-Entscheidung-fuer-Scrum-oder-Kanban-1071172.html</text:span></text:span></text:a></text:p>
      <text:p text:style-name="P2"><text:a xlink:type="simple" xlink:href="https://www.scrumalliance.org/community/articles/2014/july/scrum-vs-kanban" office:target-frame-name="_top" xlink:show="replace" text:style-name="Internet_20_link" text:visited-style-name="Visited_20_Internet_20_Link"><text:span text:style-name="Absatz-Standardschriftart"><text:span text:style-name="T32">https://www.scrumalliance.org/community/articles/2014/july/scrum-vs-kanban</text:span></text:span></text:a></text:p>
      <text:p text:style-name="P15"><text:bookmark-start text:name="__RefHeading___Toc3525_581654776"/>FDD<text:bookmark-end text:name="__RefHeading___Toc3525_581654776"/></text:p>
      <text:p text:style-name="P10">link</text:p>
      <text:p text:style-name="P15"><text:bookmark-start text:name="__RefHeading___Toc3527_581654776"/>XP<text:bookmark-end text:name="__RefHeading___Toc3527_581654776"/></text:p>
      <text:p text:style-name="Text_20_body"><text:span text:style-name="Absatz-Standardschriftart"><text:span text:style-name="T22">l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09-04-16T11:32:00Z</meta:creation-date>
    <dc:date>2016-04-28T16:44:36.496000000</dc:date>
    <meta:editing-cycles>253</meta:editing-cycles>
    <meta:editing-duration>PT56M35S</meta:editing-duration>
    <meta:document-statistic meta:table-count="2" meta:image-count="0" meta:object-count="0" meta:page-count="10" meta:paragraph-count="214" meta:word-count="1702" meta:character-count="12836" meta:non-whitespace-character-count="11343"/>
    <meta:user-defined meta:name="Info 1"/>
    <meta:user-defined meta:name="Info 2"/>
    <meta:user-defined meta:name="Info 3"/>
    <meta:user-defined meta:name="Info 4"/>
    <meta:template xlink:type="simple" xlink:actuate="onRequest" xlink:title="" xlink:href="5CDE9F69"/>
  </office:meta>
</office:document-meta>
</file>